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656cm" fo:min-width="1.91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style:font-name="Frutiger Light Condensed"/>
    </style:style>
    <style:style style:name="P4" style:family="paragraph">
      <style:paragraph-properties style:writing-mode="lr-tb"/>
      <style:text-properties style:font-name="Frutiger Light Condensed"/>
    </style:style>
    <style:style style:name="P5" style:family="paragraph">
      <style:paragraph-properties fo:text-align="center"/>
      <style:text-properties style:font-name="Frutiger Light Condensed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bout computer graphics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mputer graphics applications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About course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Note for slides</text:p>
                <text:list>
                  <text:list-item>
                    <text:p text:style-name="P4">Slides were intended for both lectures and as reading material. Therefore, some slides contain a lot of text which is intended for student to read at home. Those slides will have special icon.</text:p>
                  </text:list-item>
                </text:list>
              </text:list-item>
            </text:list>
          </draw:text-box>
        </draw:frame>
        <draw:custom-shape draw:style-name="gr2" draw:text-style-name="P5" draw:layer="layout" svg:width="3.048cm" svg:height="2.54cm" svg:x="24.13cm" svg:y="9.144cm">
          <text:p text:style-name="P5">Reading</text:p>
          <text:p text:style-name="P5">material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bout you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bout lecturer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urse schedule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urse grading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Glimpse into image generation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8T07:14:41.636051286</meta:creation-date>
    <meta:generator>LibreOffice/6.4.7.2$Linux_X86_64 LibreOffice_project/40$Build-2</meta:generator>
    <dc:date>2022-11-29T07:22:22.780473538</dc:date>
    <meta:editing-duration>PT5M50S</meta:editing-duration>
    <meta:editing-cycles>5</meta:editing-cycles>
    <meta:document-statistic meta:object-count="58"/>
  </office:meta>
</office:document-meta>
</file>